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ctionForwardHandler.getRegisteredActionForwar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onForwardHandler.doReturnToAction( FlowControllerHandlerContext context , String actionName , Forward pageFlowFw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faultActionForwardHandler.doNestingReturn( FlowControllerHandlerContext context , Forward pageFlowFwd , ActionMapping mapping , ActionForm for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efaultActionForwardHandler.handleInterceptorReturn( FlowControllerHandlerContext context , PageFlowController poppedPageFlow , PageFlowStack . PushedPageFlow pushedPageFlowWrapper , String returnAction , ActionMapping actionMapping , ActionForm form , ActionInterceptor intercep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efaultActionForwardHandler.DefaultActionForwardHandl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onForwardHandler.doAutoViewRender( FlowControllerHandlerContext context , ActionMapping mapping , ActionForm form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WrapperForward.WrapperForward( ActionForward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onForwardHandler.doReturnToPage( FlowControllerHandlerContext context , PreviousPageInfo prevPageInfo , PageFlowController currentPageFlow , ActionForm currentForm , String actionName , Forward pageFlowFw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DefaultActionForwardHandler.getQueryString( Forward pageFlowFwd , PreviousInfo previous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ActionForwardHandler.processForward( FlowControllerHandlerContext context , ActionForward fwd , ActionMapping mapping , ExceptionConfig exceptionConfig , String actionName , ModuleConfig altModuleConfig , ActionForm form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25">
            <text:p text:style-name="Table_20_Contents">1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